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1f5" officeooo:paragraph-rsid="001b11f5"/>
    </style:style>
    <style:style style:name="T1" style:family="text">
      <style:text-properties officeooo:rsid="001ca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L Assignment</text:p>
      <text:p text:style-name="Standard"/>
      <text:p text:style-name="Standard">verview of SQL.</text:p>
      <text:p text:style-name="Standard"/>
      <text:p text:style-name="Standard">1) Does ANSI recognize the data type DATE?</text:p>
      <text:p text:style-name="Standard"/>
      <text:p text:style-name="Standard"/>
      <text:p text:style-name="P1">Ans <text:s/>--- <text:span text:style-name="T1">no</text:span></text:p>
      <text:p text:style-name="P1"/>
      <text:p text:style-name="P1">21 Which subdivision of SQL is used to values in tables?</text:p>
      <text:p text:style-name="P1"/>
      <text:p text:style-name="P1"/>
      <text:p text:style-name="P1"><text:s/>Ans Data Manipulati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6:56.093605234</meta:creation-date>
    <dc:date>2023-09-10T23:59:17.634094196</dc:date>
    <meta:editing-duration>PT2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1" meta:character-count="170" meta:non-whitespace-character-count="143"/>
  </office:meta>
</office:document-meta>
</file>